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d233f" officeooo:paragraph-rsid="001d233f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90e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2570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d233f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1d1e1a"/>
    </style:style>
    <style:style style:name="T13" style:family="text">
      <style:text-properties officeooo:rsid="001d233f"/>
    </style:style>
    <style:style style:name="T14" style:family="text">
      <style:text-properties officeooo:rsid="001e3949"/>
    </style:style>
    <style:style style:name="T15" style:family="text">
      <style:text-properties officeooo:rsid="001e766c"/>
    </style:style>
    <style:style style:name="T16" style:family="text">
      <style:text-properties officeooo:rsid="00205803"/>
    </style:style>
    <style:style style:name="T17" style:family="text">
      <style:text-properties officeooo:rsid="00239173"/>
    </style:style>
    <style:style style:name="T18" style:family="text">
      <style:text-properties officeooo:rsid="0024fe6f"/>
    </style:style>
    <style:style style:name="T19" style:family="text">
      <style:text-properties officeooo:rsid="00251766"/>
    </style:style>
    <style:style style:name="T20" style:family="text">
      <style:text-properties officeooo:rsid="0025610c"/>
    </style:style>
    <style:style style:name="T21" style:family="text">
      <style:text-properties officeooo:rsid="00256fff"/>
    </style:style>
    <style:style style:name="T22" style:family="text">
      <style:text-properties officeooo:rsid="0026100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3"/>
      <text:p text:style-name="P2"/>
      <text:p text:style-name="P2"/>
      <text:p text:style-name="P4"/>
      <text:p text:style-name="P5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2">Pnkn Ale</text:span> <text:s text:c="61"/></text:p>
      <text:p text:style-name="P5">Brew Date: <text:s text:c="3"/><text:span text:style-name="T12">Nov 24’19</text:span> <text:s text:c="65"/></text:p>
      <text:p text:style-name="P1"><text:span text:style-name="T4">Batch Size:</text:span><text:span text:style-name="T8"> 10 gal</text:span><text:span text:style-name="T4"><text:tab/><text:tab/><text:tab/></text:span></text:p>
      <text:p text:style-name="P1"><text:span text:style-name="T4">Target OG/◦P:</text:span><text:span text:style-name="T5">1.065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17" svg:x1="1.543cm" svg:y1="0.624cm" svg:x2="1.622cm" svg:y2="6.577cm"><text:p/></draw:line><draw:line text:anchor-type="paragraph" draw:z-index="3" draw:style-name="gr1" draw:text-style-name="P17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8"><draw:line text:anchor-type="paragraph" draw:z-index="5" draw:style-name="gr1" draw:text-style-name="P17" svg:x1="7.497cm" svg:y1="0.564cm" svg:x2="7.576cm" svg:y2="4.004cm"><text:p/></draw:line>11.5 <text:s text:c="3"/># <text:s text:c="6"/>Pale</text:p>
      <text:p text:style-name="P8">10 <text:s text:c="6"/># <text:s text:c="6"/>Esb</text:p>
      <text:p text:style-name="P8">1 <text:s text:c="8"/># <text:s text:c="6"/>Wheat</text:p>
      <text:p text:style-name="P8">1 <text:s text:c="8"/># <text:s text:c="6"/>Bisquit </text:p>
      <text:p text:style-name="P8">0.5 <text:s text:c="5"/># <text:s text:c="6"/>Crystal 20l </text:p>
      <text:p text:style-name="P8">5-6 <text:s text:c="5"/>Kg <text:s text:c="5"/>Roasted Pnkn</text:p>
      <text:p text:style-name="P5"/>
      <text:p text:style-name="P5"/>
      <text:p text:style-name="P5"/>
      <text:p text:style-name="P5"/>
      <text:p text:style-name="P5"/>
      <text:p text:style-name="P5">Qt <text:s/>oz/g <text:s text:c="2"/>Hop/Seasoning <text:s text:c="14"/><text:span text:style-name="T11">Time:</text:span></text:p>
      <text:p text:style-name="P7"><draw:line text:anchor-type="paragraph" draw:z-index="4" draw:style-name="gr1" draw:text-style-name="P17" svg:x1="2.549cm" svg:y1="0.012cm" svg:x2="2.628cm" svg:y2="3.452cm"><text:p/></draw:line><text:s/><text:span text:style-name="T13">40 <text:s text:c="2"/>g <text:s text:c="6"/>Golding <text:s text:c="26"/>60</text:span></text:p>
      <text:p text:style-name="P7"><text:s/><text:span text:style-name="T20">12g <text:s text:c="10"/>Galaxy <text:s text:c="27"/>60 </text:span></text:p>
      <text:p text:style-name="P7"><text:s/><text:span text:style-name="T13">45 <text:s text:c="2"/>g <text:s text:c="6"/>EKGoldings <text:s text:c="20"/>15</text:span></text:p>
      <text:p text:style-name="P7"><text:s/><text:span text:style-name="T20">10 <text:s text:c="11"/>Red Chilies <text:s text:c="21"/>30</text:span></text:p>
      <text:p text:style-name="P7"/>
      <text:p text:style-name="P1"/>
      <text:p text:style-name="P1"/>
      <text:p text:style-name="P6"><text:s text:c="794"/></text:p>
      <text:p text:style-name="P6"/>
      <text:p text:style-name="P10">Stage <text:s text:c="13"/>Date <text:s text:c="17"/></text:p>
      <text:p text:style-name="P9">Primary:</text:p>
      <text:p text:style-name="P9">Racked:<text:tab/><text:tab/><text:tab/><text:tab/><text:tab/><text:tab/></text:p>
      <text:p text:style-name="P9">Bottled:<text:tab/><text:tab/><text:tab/><text:tab/><text:tab/><text:tab/></text:p>
      <text:p text:style-name="P9">Kegged:</text:p>
      <text:p text:style-name="P9">Re-Kegged:</text:p>
      <text:p text:style-name="P1"><text:span text:style-name="T7">Purged:</text:span><text:span text:style-name="T3"><text:tab/><text:tab/><text:tab/><text:tab/><text:tab/><text:tab/>Charged:</text:span></text:p>
      <text:p text:style-name="P9"/>
      <text:p text:style-name="P9"/>
      <text:p text:style-name="P9"><draw:frame draw:style-name="fr3" draw:name="Object2" text:anchor-type="paragraph" svg:x="7.809cm" svg:y="-0.238cm" svg:width="13.143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9">Start Time:<text:span text:style-name="T14">7:30</text:span></text:p>
      <text:p text:style-name="P9">Fill mash tun:<text:tab/><text:span text:style-name="T14">Sat</text:span></text:p>
      <text:p text:style-name="P9">Fill sparge kettle: <text:s/><text:span text:style-name="T14">Sat</text:span><text:tab/><text:tab/></text:p>
      <text:p text:style-name="P9">Fire burners: <text:span text:style-name="T14">7:30</text:span>am</text:p>
      <text:p text:style-name="P15">Heat Mash Tun : </text:p>
      <text:p text:style-name="P15">Target Temp: <text:span text:style-name="T9">66-68</text:span> <text:s/></text:p>
      <text:p text:style-name="P15">Heat Sparge Kettle: Target Temp: <text:span text:style-name="T9">75</text:span></text:p>
      <text:p text:style-name="P9">Target Temp (Mash): <text:span text:style-name="T18">71</text:span></text:p>
      <text:p text:style-name="P9">Grind grain: <text:s text:c="2"/><text:span text:style-name="T15">7:45</text:span> </text:p>
      <text:p text:style-name="P9">Strike Temp: <text:span text:style-name="T16">71</text:span></text:p>
      <text:p text:style-name="P9">Mash in: <text:span text:style-name="T16">8:30</text:span></text:p>
      <text:p text:style-name="P9">Temp: <text:span text:style-name="T16">68.5</text:span></text:p>
      <text:p text:style-name="P9">Mash: Duration: <text:s text:c="3"/><text:span text:style-name="T10">90 </text:span>minutes <text:s text:c="7"/></text:p>
      <text:p text:style-name="P9">Start: <text:s text:c="3"/><text:span text:style-name="T16">8:30</text:span> <text:s text:c="4"/>Finish: <text:span text:style-name="T16">10am</text:span></text:p>
      <text:p text:style-name="P9">Heat (to deactivate enzymes)<text:tab/><text:tab/></text:p>
      <text:p text:style-name="P11">Target Temp: <text:span text:style-name="T10">75.5</text:span> <text:s text:c="2"/></text:p>
      <text:p text:style-name="P11">Start: <text:s text:c="2"/><text:span text:style-name="T17">10</text:span> <text:s text:c="3"/>Finish: <text:s text:c="2"/><text:span text:style-name="T17">10.14</text:span></text:p>
      <text:p text:style-name="P9">Heat Sparge H20 (Target175◦) <text:s text:c="7"/></text:p>
      <text:p text:style-name="P9">Sparge: Start: <text:s text:c="2"/><text:span text:style-name="T17">10:20</text:span> <text:s text:c="2"/>Finish: <text:span text:style-name="T19">11:15</text:span></text:p>
      <text:p text:style-name="P9">Wort collected: <text:s text:c="2"/></text:p>
      <text:p text:style-name="P9">Boil : Burner On: <text:span text:style-name="T17">10:25</text:span> <text:s text:c="3"/>Rolling Boil: <text:s/><text:span text:style-name="T19">11:30</text:span> <text:s/></text:p>
      <text:p text:style-name="P12">Duration: 90 min <text:s/>Start: <text:s text:c="5"/>Finish:</text:p>
      <text:p text:style-name="P9">Hops In: <text:s/><text:span text:style-name="T19">12pm</text:span> <text:s text:c="7"/><text:span text:style-name="T20">Chilies in: 12:30 <text:s text:c="3"/></text:span>Hops In: <text:s/><text:span text:style-name="T19">12:45</text:span> <text:s/><text:span text:style-name="T9">Whirflock in:</text:span> <text:span text:style-name="T19">12:45</text:span> <text:s text:c="15"/></text:p>
      <text:p text:style-name="P9">Burner Off: <text:span text:style-name="T19">1pm</text:span></text:p>
      <text:p text:style-name="P9">Rest 15 min <text:s text:c="7"/></text:p>
      <text:p text:style-name="P9">Pump and chill: <text:s text:c="4"/>Start: <text:s text:c="2"/><text:span text:style-name="T19">1:15</text:span> <text:s text:c="4"/>Finish: <text:s/><text:span text:style-name="T22">1:40</text:span> <text:s text:c="3"/></text:p>
      <text:p text:style-name="P9">OG : <text:s text:c="2"/><text:span text:style-name="T21">1.052</text:span></text:p>
      <text:p text:style-name="P9">Yeast: <text:span text:style-name="T21">Nottingham</text:span></text:p>
      <text:p text:style-name="P9">Irish Moss</text:p>
      <text:p text:style-name="P3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4T13:46:37.851977347</dc:date>
    <meta:editing-duration>PT4H41M16S</meta:editing-duration>
    <meta:editing-cycles>22</meta:editing-cycles>
    <meta:printed-by>peter helmer</meta:printed-by>
    <meta:print-date>2017-10-22T18:33:16.50</meta:print-date>
    <meta:document-statistic meta:table-count="0" meta:image-count="0" meta:object-count="3" meta:page-count="2" meta:paragraph-count="55" meta:word-count="182" meta:character-count="2360" meta:non-whitespace-character-count="8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42cm" svg:height="8.999cm" xlink:href="." xlink:type="simple" chart:class="chart:line" chart:style-name="ch1">
        <chart:title svg:x="4.233cm" svg:y="0.315cm" chart:style-name="ch2">
          <text:p>Spicy Pnkn Nov 24'19</text:p>
        </chart:title>
        <chart:legend chart:legend-position="end" svg:x="10.443cm" svg:y="3.693cm" style:legend-expansion="high" chart:style-name="ch3"/>
        <chart:plot-area chart:style-name="ch4" chart:data-source-has-labels="both" svg:x="0.94cm" svg:y="1.297cm" svg:width="9.563cm" svg:height="6.773cm">
          <chartooo:coordinate-region svg:x="1.802cm" svg:y="1.5cm" svg:width="8.701cm" svg:height="5.318cm"/>
          <chart:axis chart:dimension="x" chart:name="primary-x" chart:style-name="ch5" chartooo:axis-type="auto">
            <chartooo:date-scale/>
            <chart:title svg:x="5.378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128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4.5">
                <text:p>74.5</text:p>
              </table:table-cell>
              <table:table-cell office:value-type="float" office:value="68.7">
                <text:p>68.7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7">
                <text:p>72.7</text:p>
              </table:table-cell>
              <table:table-cell office:value-type="float" office:value="67.3">
                <text:p>67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9">
                <text:p>70.9</text:p>
              </table:table-cell>
              <table:table-cell office:value-type="float" office:value="66.9">
                <text:p>66.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3">
                <text:p>71.3</text:p>
              </table:table-cell>
              <table:table-cell office:value-type="float" office:value="66.6">
                <text:p>66.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7">
                <text:p>71.7</text:p>
              </table:table-cell>
              <table:table-cell office:value-type="float" office:value="66.6">
                <text:p>66.6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2">
                <text:p>72.2</text:p>
              </table:table-cell>
              <table:table-cell office:value-type="float" office:value="66.9">
                <text:p>66.9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8">
                <text:p>72.8</text:p>
              </table:table-cell>
              <table:table-cell office:value-type="float" office:value="67.3">
                <text:p>67.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2">
                <text:p>73.2</text:p>
              </table:table-cell>
              <table:table-cell office:value-type="float" office:value="67.9">
                <text:p>67.9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9">
                <text:p>72.9</text:p>
              </table:table-cell>
              <table:table-cell office:value-type="float" office:value="68.2">
                <text:p>68.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9">
                <text:p>72.9</text:p>
              </table:table-cell>
              <table:table-cell office:value-type="float" office:value="68.2">
                <text:p>68.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9">
                <text:p>78.9</text:p>
              </table:table-cell>
              <table:table-cell office:value-type="float" office:value="73.7">
                <text:p>73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.3">
                <text:p>81.3</text:p>
              </table:table-cell>
              <table:table-cell office:value-type="float" office:value="75.9">
                <text:p>75.9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